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style:font-name="Courier New"/>
    </style:style>
    <style:style style:name="P4" style:family="paragraph" style:parent-style-name="Text_20_body">
      <style:paragraph-properties fo:text-align="start" style:justify-single-word="false"/>
      <style:text-properties style:font-name="Courier New"/>
    </style:style>
    <style:style style:name="P5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1071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style:font-name="Courier New"/>
    </style:style>
    <style:style style:name="P15" style:family="paragraph" style:parent-style-name="Text_20_body" style:list-style-name="L4">
      <style:text-properties style:font-name="Courier New"/>
    </style:style>
    <style:style style:name="P16" style:family="paragraph" style:parent-style-name="Text_20_body" style:list-style-name="L3">
      <style:text-properties style:font-name="Times New Roman"/>
    </style:style>
    <style:style style:name="P17" style:family="paragraph" style:parent-style-name="Text_20_body" style:list-style-name="L8">
      <style:text-properties style:font-name="Times New Roman"/>
    </style:style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Heading_20_2">
      <style:text-properties style:font-name="Times New Roman"/>
    </style:style>
    <style:style style:name="P23" style:family="paragraph" style:parent-style-name="Heading_20_1" style:list-style-name=""/>
    <style:style style:name="P24" style:family="paragraph" style:parent-style-name="Heading_20_1">
      <style:text-properties style:font-name="Times New Roman"/>
    </style:style>
    <style:style style:name="P25" style:family="paragraph" style:parent-style-name="Heading_20_1">
      <style:paragraph-properties fo:break-before="page"/>
    </style:style>
    <style:style style:name="P26" style:family="paragraph">
      <style:paragraph-properties fo:text-align="center"/>
    </style:style>
    <style:style style:name="T1" style:family="text">
      <style:text-properties style:font-name="Courier New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fo:font-style="normal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svg:stroke-width="0.1in" draw:marker-start="Square" draw:marker-start-width="0.2701in" draw:marker-end="Square" draw:marker-end-width="0.2701in" draw:textarea-horizontal-align="center" draw:textarea-vertical-align="middle" fo:padding-top="0.05in" fo:padding-bottom="0.05in" fo:padding-left="0.05in" fo:padding-right="0.05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tBack Backup System </text:p>
      <text:p text:style-name="Subtitle">Produced for Lyrasis Technology Services</text:p>
      <text:p text:style-name="P1">M. Wolf Halton</text:p>
      <text:p text:style-name="P2">Abstract:</text:p>
      <text:p text:style-name="P2">The GetBack backup system is designed specifically for libraries, to handle custom backups for ILS and Repository software needs. <text:s/>GetBack is intended to be simple to implement and simple to use. <text:s/>The dependencies are common opensource packages found on most Linux and Unix servers. The first prototype was developed in 2011 for a very fragile system that could not be updated and upon which no new software could be installed. <text:s/>This documentation is related to Version 0.5. GetBack makes a compressed backup of files required for rebuilding critical applications. <text:s/>The design of this application presumes basic Linux administrative skills and understanding of the command line for basic file manipulation. <text:s/>This documentation also assumes that you use a Linux desktop as your usual window into your network. <text:s/>No Microsoft Windows or DOS Commands will be used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Architecture<text:tab/>2</text:p>
          <text:p text:style-name="P7">Purging Old Local Backups<text:tab/>2</text:p>
          <text:p text:style-name="P10">Adding a Server to GetBack System<text:tab/>3</text:p>
          <text:p text:style-name="P7">Get the GetBack software<text:tab/>3</text:p>
          <text:p text:style-name="P7">Putting the Software on Your Server<text:tab/>3</text:p>
          <text:p text:style-name="P10">Configuration Steps<text:tab/>3</text:p>
          <text:p text:style-name="P7">Setting up the FreeNAS User<text:tab/>3</text:p>
          <text:p text:style-name="P7">Setting Up the SSH Tunnel<text:tab/>4</text:p>
          <text:p text:style-name="P7">Uncompress the GetBack Applications<text:tab/>5</text:p>
          <text:p text:style-name="P7">Making the Backup Run<text:tab/>5</text:p>
          <text:p text:style-name="P7">Making GetBack Run Automatically<text:tab/>6</text:p>
          <text:p text:style-name="P7">Data-dumps<text:tab/>6</text:p>
          <text:p text:style-name="P9">Data-Dumping MySQL<text:tab/>6</text:p>
          <text:p text:style-name="P8">Testing the MySQL Data Dump <text:tab/>6</text:p>
          <text:p text:style-name="P9">Data-Dumping PostgreSQL<text:tab/>6</text:p>
          <text:p text:style-name="P8">Test the PostgreSQL Data Dump<text:tab/>7</text:p>
          <text:p text:style-name="P7">Pointing the Train Down the Tunnel<text:tab/>7</text:p>
          <text:p text:style-name="P7">Testing the Whole Thing<text:tab/>8</text:p>
          <text:p text:style-name="P10">Things Still Left To Do for Version 1.0.0<text:tab/>8</text:p>
        </text:index-body>
      </text:table-of-content>
      <text:p text:style-name="P2"/>
      <text:h text:style-name="P23" text:outline-level="1"/>
      <text:h text:style-name="P25" text:outline-level="1">Architecture</text:h>
      <text:p text:style-name="P2">The GetBack System requires a remote server for storage of compressed files, and a local server from which the files are copied. <text:s/>We chose to use FreeNAS on a virtual machine in the network. Each server being backed up has its own user on the FreeNAS server.</text:p>
      <text:p text:style-name="P2">The GetBack system will back up the following locations by default:</text:p>
      <text:p text:style-name="P2">/etc<text:tab/><text:tab/><text:tab/><text:tab/>Configuration files and settings for most applications and users.</text:p>
      <text:p text:style-name="P2">/home<text:tab/><text:tab/><text:tab/><text:tab/>All user home directories.</text:p>
      <text:p text:style-name="P2">/root<text:tab/><text:tab/><text:tab/><text:tab/>Often source files for applications are here.</text:p>
      <text:p text:style-name="P2">/opt<text:tab/><text:tab/><text:tab/><text:tab/>Certain custom applications are found installed here</text:p>
      <text:p text:style-name="P2">And will also back up the following directories if they exist:</text:p>
      <text:p text:style-name="P2">/openils<text:tab/><text:tab/><text:tab/>This gets the contents of the Evergreen-ILS System </text:p>
      <text:p text:style-name="P2">/dspace<text:tab/><text:tab/><text:tab/>This gets the content of the DSpace Repository System </text:p>
      <text:p text:style-name="P2">/var/lib/mysql<text:tab/><text:tab/><text:tab/>This gets your MySQL files</text:p>
      <text:p text:style-name="P2">/var/lib/postgresql/[89]*<text:tab/>This gets both version 9.x and version 8.x Postgresql files</text:p>
      <text:p text:style-name="P2">/var/w* <text:s text:c="2"/><text:tab/><text:tab/><text:tab/>This gets most web-served details</text:p>
      <text:p text:style-name="P2">It is easy to add other directory targets to the script when you need to. <text:s/>Bitnami RubyStack and Nagios install entirely into /usr/local, so you could need to backup that target to get applications such as these.</text:p>
      <text:h text:style-name="Heading_20_2" text:outline-level="2">Purging Old Local Backups</text:h>
      <text:p text:style-name="Text_20_body">GetBack automatically purges old local backups after 4 days. <text:s/>This lets you recover locally if you do something on Thursday, but don't discover the problem until Monday. <text:s/>This is editable inside the application.</text:p>
      <text:p text:style-name="P2"/>
      <text:p text:style-name="P2"><draw:frame draw:style-name="fr1" draw:name="Frame1" text:anchor-type="paragraph" svg:x="0.1835in" svg:y="-0.0563in" svg:width="5.6772in" draw:z-index="0"><draw:text-box fo:min-height="1.902in"><text:p text:style-name="Illustration"><draw:g text:anchor-type="paragraph" draw:z-index="1" draw:style-name="gr1"><draw:rect draw:style-name="gr2" draw:text-style-name="P26" svg:width="1.5087in" svg:height="1.9004in" svg:x="0.0008in" svg:y="0in"><text:p text:style-name="P26">FreeNAS</text:p><text:p text:style-name="P26">192.168.0.9</text:p><text:p text:style-name="P26"/><text:p text:style-name="P26">webserver@</text:p><text:p text:style-name="P26"/><text:p text:style-name="P26">mailserver@</text:p><text:p text:style-name="P26"/><text:p text:style-name="P26">appserver@</text:p></draw:rect><draw:rect draw:style-name="gr2" draw:text-style-name="P26" svg:width="1.2252in" svg:height="0.4752in" svg:x="4.3591in" svg:y="0.0665in"><text:p text:style-name="P26">webserver</text:p></draw:rect><draw:rect draw:style-name="gr2" draw:text-style-name="P26" svg:width="1.2252in" svg:height="0.4752in" svg:x="4.3925in" svg:y="0.7083in"><text:p text:style-name="P26">mailserver</text:p></draw:rect><draw:rect draw:style-name="gr2" draw:text-style-name="P26" svg:width="1.2252in" svg:height="0.4752in" svg:x="4.4508in" svg:y="1.3835in"><text:p text:style-name="P26">appserver</text:p></draw:rect><draw:line draw:style-name="gr3" draw:text-style-name="P26" svg:x1="1.2508in" svg:y1="0.8752in" svg:x2="4.476in" svg:y2="0.3252in"><text:p text:style-name="P26">ssh tunnel</text:p></draw:line><draw:line draw:style-name="gr3" draw:text-style-name="P26" svg:x1="1.3008in" svg:y1="1.6252in" svg:x2="4.5673in" svg:y2="1.5917in"><text:p text:style-name="P26">ssh tunnel</text:p></draw:line><draw:line draw:style-name="gr3" draw:text-style-name="P26" svg:x1="1.2508in" svg:y1="1.2583in" svg:x2="4.476in" svg:y2="0.9165in"><text:p text:style-name="P26">ssh tunnel</text:p></draw:line></draw:g>Illustration <text:sequence text:ref-name="refIllustration0" text:name="Illustration" text:formula="ooow:Illustration+1" style:num-format="1">1</text:sequence>: Basic Architecture</text:p></draw:text-box></draw:frame></text:p>
      <text:h text:style-name="Heading_20_1" text:outline-level="1"><text:soft-page-break/>Adding a Server to GetBack System</text:h>
      <text:p text:style-name="P2">For the sake of illustration, we will assume that FreeNAS is already set up and we can access the web-front-end from a web browser on the network. <text:s/>Our policy is to make the backup storage available only to systems on the local subnet, as all the systems in the example network are inside that local subnet. </text:p>
      <text:p text:style-name="P2">Our new example server's hostname is webserver-02. <text:s/>Webserver-02 hosts 100 client websites and they use both MySQL and Postgresql. <text:s/></text:p>
      <text:h text:style-name="Heading_20_2" text:outline-level="2">Get the GetBack software</text:h>
      <text:p text:style-name="P2">You can get the getback software from https://github.com/wolf29/GetBack/zipball/master This will drop the file wolf29-GetBack-fe57e47.zip in your download location. The alphabet soup “fe57e47 “in this file name may be different when you download it.</text:p>
      <text:h text:style-name="Heading_20_2" text:outline-level="2">Putting the Software on Your Server</text:h>
      <text:p text:style-name="P2">once the zip file is on your local network, whenever you need to add a nerw server to the GetBack System, use a basic scp command to get it there. <text:s/>Cd to the directory containing the zip file:</text:p>
      <text:p text:style-name="P4">scp <text:s/>GetBack-filename.zip root@192.168.0.123:/root/</text:p>
      <text:p text:style-name="P5">Note: We always use the private IP address for our local servers rather than their FQDN, as some servers have no public-facing interface. 192.168.0.123 is an example IP for our example server.</text:p>
      <text:p text:style-name="P2">You may have a lot of servers to wire in so it makes more sense to house the file on a local machine.</text:p>
      <text:h text:style-name="Heading_20_1" text:outline-level="1">Configuration Steps</text:h>
      <text:h text:style-name="Heading_20_2" text:outline-level="2">Setting up the FreeNAS User</text:h>
      <text:list xml:id="list1951427325" text:style-name="L1">
        <text:list-item>
          <text:p text:style-name="P11">From your command machine, open a browser to the FreeNAS front-end and open a terminal emulator window.</text:p>
        </text:list-item>
        <text:list-item>
          <text:p text:style-name="P11">On the Web front-end, add a user for your server<text:line-break/>We have discovered that dashes in servernames occasionally break the script, so for Webserver-02, we will choose a the name “webserver_02”<text:line-break/>We are setting up a regular possix user on the FreeNAS machine here, so the automatic uid, e.g. “1014,” is fine.</text:p>
        </text:list-item>
        <text:list-item>
          <text:p text:style-name="P11">Our volume names follow the pattern of Bin[volume number], so we might add this user to “/mnt/Bin2230/webserver_02” for their home directory</text:p>
        </text:list-item>
        <text:list-item>
          <text:p text:style-name="P11">We prefer the bash shell so we choose bash under “default shell.” you may prefer another <text:soft-page-break/>shell so choose your favourite.</text:p>
        </text:list-item>
        <text:list-item>
          <text:p text:style-name="P11">We use the server's hostname as the “Full Name” field. <text:s/></text:p>
        </text:list-item>
        <text:list-item>
          <text:p text:style-name="P11">Choose a strong password. <text:s/>If you follow these instructions, it is possible you will never need to use it to set up the GetBack system.</text:p>
        </text:list-item>
        <text:list-item>
          <text:p text:style-name="P11">Save the user and go to your terminal emulator</text:p>
        </text:list-item>
      </text:list>
      <text:h text:style-name="Heading_20_2" text:outline-level="2">Setting Up the SSH Tunnel</text:h>
      <text:list xml:id="list1796277191" text:style-name="L2">
        <text:list-item>
          <text:p text:style-name="P12">In your terminal window shell into the root account on the FreeNAS box.</text:p>
        </text:list-item>
        <text:list-item>
          <text:p text:style-name="P12">Check the free capacity of the volume you are going to use. <text:line-break/><text:span text:style-name="T1">df -h</text:span><text:line-break/>If you are using more space than you expect, you can use the du command to find out which user is taking too much space. <text:s/>cd into Bin2230 (or whatever you named your volume.<text:line-break/><text:span text:style-name="T1">cd /mnt/Bin2230</text:span><text:line-break/>The following command gives you a summary of the sizes of the user folders in that directory:<text:line-break/><text:span text:style-name="T1">du -hs ./*</text:span><text:line-break/>If there is not enough space, choose a different volume or add drives to this volume.</text:p>
        </text:list-item>
        <text:list-item>
          <text:p text:style-name="P12">Since there was enough space, or you made enough space, switch to being the new webserver_02 user.<text:line-break/><text:span text:style-name="T1">su - webserver_02</text:span></text:p>
        </text:list-item>
        <text:list-item>
          <text:p text:style-name="P12">The previous instruction put you into webserver_02's home directory and gives you all rights and path options that webserver_02 has. <text:s/>Now to make things easier later, we generate a ssh key for webserver_02. <text:s/>Depending upon how you choose to do your restores, you might want to make the ssh tunnel a 2-way street. <text:s/>For now, we are going to have a one-way tunnel from webserver_02 to this user's space on FreeNAS.<text:line-break/><text:span text:style-name="T1">ssh-keygen</text:span><text:line-break/>Leave the passphrase empty<text:line-break/>Note the default location of the keys generated .ssh/id_rsa and .ssh/id_rsa.pub we will be using them later.</text:p>
        </text:list-item>
        <text:list-item>
          <text:p text:style-name="P12">shell into webserver-02:<text:line-break/><text:span text:style-name="T1">ssh root@192.168.0.123 </text:span><text:line-break/><text:span text:style-name="T2">Note: In our LAN the entry is always into a private IP address. <text:s/>You may use FQDNs as well when needed.</text:span></text:p>
        </text:list-item>
        <text:list-item>
          <text:p text:style-name="P12">Now we are root on webserver-02. To complete our one-way ssh tunnel:<text:line-break/><text:span text:style-name="T1">ssh-keygen</text:span><text:line-break/>Leave the passphrase blank</text:p>
        </text:list-item>
        <text:list-item>
          <text:p text:style-name="P12">We need to copy root@192.168.0.123's public key. You can do it this way:<text:line-break/><text:span text:style-name="T1">cat .ssh/id_rsa.pub | ssh webserver_02@192.168.0.9 'cat &gt;&gt;.ssh/authorized_keys' </text:span><text:line-break/><text:soft-page-break/>This command will prompt you for the password of the webserver_02 user and append the key to that user's authorized_keys file.<text:line-break/>Since my workstation is a Linux machine with a GUI frontend, I do it like this:<text:line-break/><text:span text:style-name="T1">less .ssh/id_rsa.pub</text:span><text:line-break/>Copy line 1 (The only line in the file with content)<text:line-break/><text:span text:style-name="T1">exit</text:span> #ends ssh session and puts me back on FreeNAS as user webserver_02<text:line-break/><text:span text:style-name="T1">vi .ssh/authorized_keys</text:span><text:line-break/><text:span text:style-name="T1">i </text:span>(or hit <text:span text:style-name="T1">[Insert] </text:span>key) <text:line-break/><text:span text:style-name="T1">[Ctrl][Shift][v] </text:span>#pastes the key in the first line (.ssh/authorized_keys did not exist for this user before you added it.)<text:line-break/><text:span text:style-name="T1">[Esc] :wq</text:span></text:p>
        </text:list-item>
        <text:list-item>
          <text:p text:style-name="P12">Shell back into webserver-02<text:line-break/> <text:span text:style-name="T1">ssh root@192.168.0.123</text:span></text:p>
        </text:list-item>
        <text:list-item>
          <text:p text:style-name="P12">Test your one-way tunnel by shelling back into the FreeNAS server <text:line-break/><text:span text:style-name="T1">ssh webserver_02@192.168.0.9</text:span><text:line-break/>You will need to say 'yes' to add this new machine to root@webserver-02's .ssh/known_hosts file. <text:line-break/>If it didn't prompt for a password, your one-way tunnel is complete.</text:p>
        </text:list-item>
      </text:list>
      <text:h text:style-name="Heading_20_2" text:outline-level="2">Uncompress the GetBack Applications</text:h>
      <text:list xml:id="list729313596" text:style-name="L3">
        <text:list-item>
          <text:p text:style-name="P13">Type <text:line-break/><text:span text:style-name="T1">exit</text:span><text:line-break/>to close the ssh session on the FreeNAS server.</text:p>
        </text:list-item>
        <text:list-item>
          <text:p text:style-name="P13">Type<text:line-break/><text:span text:style-name="T1">gunzip GetBack-fe57e47.zip</text:span></text:p>
        </text:list-item>
        <text:list-item>
          <text:p text:style-name="P14">cd GetBack/</text:p>
        </text:list-item>
        <text:list-item>
          <text:p text:style-name="P16">Inside that folder, you will find 2 files lts_backup.sh and pg_back_dump.sh</text:p>
        </text:list-item>
      </text:list>
      <text:h text:style-name="Heading_20_2" text:outline-level="2">Making the Backup Run</text:h>
      <text:p text:style-name="Text_20_body">You want the backup file to run without having to stipulate a path, so it is easiest to make a shortcut or alias to the file from a place that is in every users' path. <text:s/>You will always run the script as root, of course.</text:p>
      <text:list xml:id="list521445743" text:style-name="L4">
        <text:list-item>
          <text:p text:style-name="P15">cd /usr/local/sbin</text:p>
        </text:list-item>
        <text:list-item>
          <text:p text:style-name="P18">ln -s /root/GetBack/lts_backup.sh <text:s/>lts_backup.sh<text:tab/># Soft link to the file in /root</text:p>
        </text:list-item>
        <text:list-item>
          <text:p text:style-name="P18"><text:span text:style-name="T1">cd - </text:span><text:tab/># The hyphen takes you back to your previous location</text:p>
        </text:list-item>
        <text:list-item>
          <text:p text:style-name="P18">Make sure the lts_backup.sh script is executable:<text:line-break/><text:span text:style-name="T1">ls -l </text:span><text:tab/># Should have three “X”s in the first column if not then<text:line-break/><text:span text:style-name="T1">chmod +x lts_backup.sh</text:span></text:p>
        </text:list-item>
      </text:list>
      <text:h text:style-name="Heading_20_2" text:outline-level="2"><text:soft-page-break/>Making GetBack Run Automatically</text:h>
      <text:p text:style-name="Text_20_body">Make lts_backup.sh a Cron job:</text:p>
      <text:list xml:id="list829741585" text:style-name="L5">
        <text:list-item>
          <text:p text:style-name="P19">crontab -e<text:tab/># this opens a file editor</text:p>
        </text:list-item>
        <text:list-item>
          <text:p text:style-name="P19">On the last line of the file, type:<text:line-break/>@daily /usr/local/sbin/lts_backup.sh<text:tab/><text:tab/># This makes the application run every day <text:line-break/><text:tab/><text:tab/><text:tab/><text:tab/><text:tab/><text:tab/># <text:s text:c="2"/>at Midnight. <text:s/>There are lots of other<text:line-break/><text:tab/><text:tab/><text:tab/><text:tab/><text:tab/><text:tab/># <text:s text:c="2"/>crontab directives that let you set your<text:line-break/><text:tab/><text:tab/><text:tab/><text:tab/><text:tab/><text:tab/># <text:s text:c="3"/>timing very granularly. <text:s/>Here we are<text:line-break/><text:tab/><text:tab/><text:tab/><text:tab/><text:tab/><text:tab/># <text:s text:c="3"/>concerned with simple and quick.</text:p>
        </text:list-item>
        <text:list-item>
          <text:p text:style-name="P19">Add a line return at the end of the crontab sheet and save then exit.</text:p>
        </text:list-item>
      </text:list>
      <text:h text:style-name="Heading_20_2" text:outline-level="2">Data-dumps</text:h>
      <text:p text:style-name="Text_20_body">MySql and Postgresql have bundled data-dump scripts and we can use those inside the GetBack system. The databases have to be properly data-dumped as well as having their files saved. This makes it more likely that all the databases, schemas and users are properly reproduced when an error occurs requiring a restoration of the data.</text:p>
      <text:h text:style-name="Heading_20_3" text:outline-level="3">Data-Dumping MySQL</text:h>
      <text:p text:style-name="Text_20_body">The MySql Data-Dump command is included in the main backup script lts_backup.sh.</text:p>
      <text:p text:style-name="Text_20_body">To use this functionality, you need to put the MySQL root password into line 63 of lts_backup.sh replacing the placeholder, “YOURSECRETPASSWORD” </text:p>
      <text:h text:style-name="Heading_20_4" text:outline-level="4">Testing the MySQL Data Dump </text:h>
      <text:p text:style-name="P6">To test the MySQL data dump directive, type:</text:p>
      <text:p text:style-name="P6"><text:span text:style-name="T1">h=`hostname`</text:span> <text:tab/># <text:s/>Those are back-ticks around the word hostname, not <text:line-break/><text:tab/><text:tab/><text:tab/># <text:s text:c="3"/>regular single-quotes </text:p>
      <text:p text:style-name="P6">The next command all goes on one line:</text:p>
      <text:p text:style-name="P3">mysqldump -u root -pYOURSECRETPASSWORD --all-databases &gt; <text:s text:c="2"/>~/"$h"_mysql_dumpall.sql <text:s/></text:p>
      <text:p text:style-name="P6">You should see a new file in /root/ called</text:p>
      <text:p text:style-name="P3">webserver-01_pg_dumpall.sql</text:p>
      <text:h text:style-name="Heading_20_3" text:outline-level="3">Data-Dumping PostgreSQL</text:h>
      <text:p text:style-name="Text_20_body">Since the possix user <text:span text:style-name="T3">postgres</text:span> user has to run the postgresql dump, there is a short sequence that must be done to make sure it is in the right place. </text:p>
      <text:list xml:id="list2038031277" text:style-name="L6">
        <text:list-item>
          <text:p text:style-name="P20">Copy the pg_back_dump.sh script tp the postgres user's home folder:<text:line-break/><text:soft-page-break/>cp pg_back_dump.sh /var/lib/postgresql</text:p>
        </text:list-item>
        <text:list-item>
          <text:p text:style-name="P20">Change ownership of the file to the postgres user:<text:line-break/>chown -R postgres:postgres /var/lib/postgresql</text:p>
        </text:list-item>
      </text:list>
      <text:p text:style-name="Text_20_body">The postgresql dump script is designed to run at the time of your choosing and to purge old data dumps after seven days. <text:s/>There should never be a data-dump tarball in the postgres user's home folder older than seven days after you run the script. <text:s/>We run this script every day, even if we run <text:s/>the GetBack incremental backup once a week.</text:p>
      <text:list xml:id="list1249969280" text:style-name="L7">
        <text:list-item>
          <text:p text:style-name="P21">su - postgres</text:p>
        </text:list-item>
        <text:list-item>
          <text:p text:style-name="P21">crontab -e<text:tab/><text:tab/># New scheduled task for the postgres user.</text:p>
        </text:list-item>
        <text:list-item>
          <text:p text:style-name="P21">On the last line of the file, type:<text:line-break/>@daily<text:tab/><text:tab/>/var/lib/postgresql/pg_back_dump.sh</text:p>
        </text:list-item>
        <text:list-item>
          <text:p text:style-name="P21">Add a line return, so there is a blank line at the bottom of the file, and save then close the file.</text:p>
        </text:list-item>
      </text:list>
      <text:h text:style-name="Heading_20_4" text:outline-level="4">Test the PostgreSQL Data Dump</text:h>
      <text:p text:style-name="Text_20_body">As the postgres user, type:</text:p>
      <text:p text:style-name="Text_20_body">./pg_back_dump.sh</text:p>
      <text:p text:style-name="Text_20_body">It may take a few minutes to run the dump, especially if you have a large database.</text:p>
      <text:p text:style-name="Text_20_body">ls -l</text:p>
      <text:p text:style-name="Text_20_body">You should see 2 new files in the postgres user's home folder:</text:p>
      <text:p text:style-name="Text_20_body"><text:span text:style-name="T1">webserver-01_pg_dumpall.sql</text:span><text:tab/># This is the full dump and is always the only and <text:line-break/><text:tab/><text:tab/><text:tab/><text:tab/><text:tab/><text:tab/># <text:s/>up to date, as the old ones are overwritten by <text:line-break/><text:tab/><text:tab/><text:tab/><text:tab/><text:tab/><text:tab/># <text:s/>each new dump. </text:p>
      <text:p text:style-name="Text_20_body">and </text:p>
      <text:p text:style-name="P3">webserver-02_pg_dumpall_2012-03-23-13-45.tar.gz</text:p>
      <text:p text:style-name="P6">The tarballs are dated (down to the minute). <text:s/>All of the tarballs here are copied into the staging directory every time the main backup runs. <text:s/>This means there are going to be up to 8 incremented full backups of this data dump in every GetBack run. <text:s/>You will <text:span text:style-name="T2">not</text:span> be able to lose your data unless you <text:span text:style-name="T2">really work at it</text:span>.</text:p>
      <text:p text:style-name="P6">Type</text:p>
      <text:p text:style-name="P3">exit </text:p>
      <text:p text:style-name="P6">to go back to being the root user</text:p>
      <text:h text:style-name="P22" text:outline-level="2">Pointing the Train Down the Tunnel</text:h>
      <text:p text:style-name="P3"><text:span text:style-name="T4">On line 114 of the lts_backup.sh file is the directive that sends your backups to the FreeNAS </text:span><text:soft-page-break/><text:span text:style-name="T4">server.</text:span></text:p>
      <text:p text:style-name="P3">rsync -av "${directory1}"*tar.gz <text:s text:c="2"/><text:span text:style-name="T7">utility01</text:span>@192.168.0.9:/mnt/Bin100/<text:span text:style-name="T7">utility01</text:span>/back/</text:p>
      <text:p text:style-name="P3"><text:span text:style-name="T4">replace the word </text:span><text:span text:style-name="T5">utility01</text:span><text:span text:style-name="T6"> with your server name. <text:s/>In the case of our example, that would be</text:span></text:p>
      <text:p text:style-name="P3"><text:span text:style-name="T8">rsync -av "${directory1}"*tar.gz <text:s/></text:span><text:span text:style-name="T9"><text:s/>webserver_02</text:span><text:span text:style-name="T8">@192.168.0.9:/mnt/Bin100/webserver_02/back/</text:span></text:p>
      <text:p text:style-name="P6">This will move all available complete tarballs from your /backup/ directory to the remote server.</text:p>
      <text:h text:style-name="P22" text:outline-level="2">Testing the Whole Thing</text:h>
      <text:p text:style-name="P6">as root, type:</text:p>
      <text:p text:style-name="P3">lts_backup.sh</text:p>
      <text:p text:style-name="P3"><text:span text:style-name="T4">You will see output from the several tar commands letting you know that it is removing trailing slashes. <text:s/>When your command line is returned to you, type </text:span>exit<text:span text:style-name="T4"> to end your ssh session and return to the FreeNAS server session as webserver_02.</text:span></text:p>
      <text:p text:style-name="P6">Type</text:p>
      <text:p text:style-name="P3">ls -Rlh</text:p>
      <text:p text:style-name="P3"><text:span text:style-name="T4">You will see a new folder called “</text:span>back<text:span text:style-name="T4">” in which your tarball resides.</text:span></text:p>
      <text:p text:style-name="P6">Now the hard part. <text:s/>Multiply your file's size by 30 to see how big the webserver_02 folder will be in 30 days.</text:p>
      <text:h text:style-name="P24" text:outline-level="1">Things Still Left To Do for Version 1.0.0</text:h>
      <text:list xml:id="list596605592" text:style-name="L8">
        <text:list-item>
          <text:p text:style-name="P17">Automate the install at the local server level and at the FreeNAS level</text:p>
        </text:list-item>
        <text:list-item>
          <text:p text:style-name="P17">Automate installation of dependencies, such as rsync and ssh-server, which are not always default applications.</text:p>
        </text:list-item>
        <text:list-item>
          <text:p text:style-name="P17">Automate the purging of stale tarballs on FreeNAS</text:p>
        </text:list-item>
        <text:list-item>
          <text:p text:style-name="P17">Silence the tar standard outputs. </text:p>
        </text:list-item>
        <text:list-item>
          <text:p text:style-name="P17">Automate Restoration Functionali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quare" svg:viewBox="0 0 10 10" svg:d="m0 0h10v10h-1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itle>GetBack Backup System </text:title><text:tab/><text:chapter text:display="name" text:outline-level="1">Configuration Steps</text:chapter><text:tab/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5T11:34:44.65</meta:creation-date>
    <dc:date>2012-02-16T08:16:45</dc:date>
    <meta:editing-duration>PT03H46M37S</meta:editing-duration>
    <meta:editing-cycles>13</meta:editing-cycles>
    <meta:generator>OpenOffice.org/3.2$Linux OpenOffice.org_project/320m12$Build-9483</meta:generator>
    <dc:subject>Computer Backup System</dc:subject>
    <dc:title>GetBack Backup System </dc:title>
    <dc:creator>Wolf Halton</dc:creator>
    <meta:document-statistic meta:table-count="0" meta:image-count="0" meta:object-count="0" meta:page-count="8" meta:paragraph-count="142" meta:word-count="2185" meta:character-count="13001"/>
  </office:meta>
</office:document-meta>
</file>